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Lohit Devanagari1" svg:font-family="'Lohit Devanagari'"/>
    <style:font-face style:name="Sans Serif" svg:font-family="'Sans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c7de4" officeooo:paragraph-rsid="000c7de4"/>
    </style:style>
    <style:style style:name="P2" style:family="paragraph" style:parent-style-name="Standard" style:list-style-name="L1">
      <style:text-properties officeooo:rsid="000cd01b" officeooo:paragraph-rsid="000cd01b"/>
    </style:style>
    <style:style style:name="P3" style:family="paragraph" style:parent-style-name="Standard" style:list-style-name="L1">
      <style:text-properties officeooo:rsid="000d3b33" officeooo:paragraph-rsid="000d3b33"/>
    </style:style>
    <style:style style:name="P4" style:family="paragraph" style:parent-style-name="Standard" style:list-style-name="L1">
      <style:text-properties officeooo:rsid="000df2b5" officeooo:paragraph-rsid="000df2b5"/>
    </style:style>
    <style:style style:name="T1" style:family="text">
      <style:text-properties officeooo:rsid="000df2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32125912122046612" text:style-name="L1">
        <text:list-item>
          <text:p text:style-name="P1">Great Reality #1</text:p>
          <text:list>
            <text:list-item>
              <text:p text:style-name="P1">Floats aren’t ints and vice versa</text:p>
            </text:list-item>
          </text:list>
        </text:list-item>
        <text:list-item>
          <text:p text:style-name="P1">Great Reality #2</text:p>
          <text:list>
            <text:list-item>
              <text:p text:style-name="P1">Got to know Assembly</text:p>
              <text:list>
                <text:list-item>
                  <text:p text:style-name="P1">Assembly is key to understanding machine-level execution</text:p>
                </text:list-item>
                <text:list-item>
                  <text:p text:style-name="P1">Breakdown high level languages</text:p>
                </text:list-item>
                <text:list-item>
                  <text:p text:style-name="P1">Tuning program performance</text:p>
                </text:list-item>
                <text:list-item>
                  <text:p text:style-name="P1">implementing software</text:p>
                </text:list-item>
                <text:list-item>
                  <text:p text:style-name="P1">creating/fighting malware</text:p>
                </text:list-item>
              </text:list>
            </text:list-item>
          </text:list>
        </text:list-item>
        <text:list-item>
          <text:p text:style-name="P1">Assembly code example</text:p>
          <text:list>
            <text:list-item>
              <text:p text:style-name="P1">time stamp counter</text:p>
              <text:list>
                <text:list-item>
                  <text:p text:style-name="P1">special 64-bit register in Intel-compatabile machines</text:p>
                </text:list-item>
                <text:list-item>
                  <text:p text:style-name="P1">incremented every clock cycle</text:p>
                </text:list-item>
              </text:list>
            </text:list-item>
          </text:list>
        </text:list-item>
        <text:list-item>
          <text:p text:style-name="P1">Great Reality #3</text:p>
          <text:list>
            <text:list-item>
              <text:p text:style-name="P1">memory matters (RAM) not unphysical abstraction</text:p>
            </text:list-item>
            <text:list-item>
              <text:p text:style-name="P1">memory not unbounded</text:p>
              <text:list>
                <text:list-item>
                  <text:p text:style-name="P1">allocated and managed</text:p>
                </text:list-item>
                <text:list-item>
                  <text:p text:style-name="P1">memory access is slow</text:p>
                </text:list-item>
              </text:list>
            </text:list-item>
            <text:list-item>
              <text:p text:style-name="P1">Memory referencing bugs</text:p>
              <text:list>
                <text:list-item>
                  <text:p text:style-name="P1">effects are both distant in time and space</text:p>
                </text:list-item>
              </text:list>
            </text:list-item>
            <text:list-item>
              <text:p text:style-name="P1">memory performance is not uniform</text:p>
              <text:list>
                <text:list-item>
                  <text:p text:style-name="P1">cache and virtual memory effects can greatly affect program performance</text:p>
                </text:list-item>
                <text:list-item>
                  <text:p text:style-name="P1">adapting program to characteristics of memory system can lead to major speed improvements</text:p>
                </text:list-item>
              </text:list>
            </text:list-item>
          </text:list>
        </text:list-item>
        <text:list-item>
          <text:p text:style-name="P2">Memory Referencing errors</text:p>
          <text:list>
            <text:list-item>
              <text:p text:style-name="P2">C no memory protection</text:p>
            </text:list-item>
          </text:list>
        </text:list-item>
        <text:list-item>
          <text:p text:style-name="P2">Not all memory access are the same</text:p>
          <text:list>
            <text:list-item>
              <text:p text:style-name="P2">I.E.</text:p>
              <text:list>
                <text:list-item>
                  <text:p text:style-name="P2">for array copying to call for(i=0; i&lt;2048; i++;) for ( j=0; j&lt;2048; j++;)</text:p>
                  <text:list>
                    <text:list-item>
                      <text:p text:style-name="P2">dst[i][j]=scr[i][j];</text:p>
                    </text:list-item>
                    <text:list-item>
                      <text:p text:style-name="P2">better to switch to j first then I because its fa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Great Reality #4</text:p>
          <text:list>
            <text:list-item>
              <text:p text:style-name="P2">more performance than asymptotic complexity</text:p>
            </text:list-item>
            <text:list-item>
              <text:p text:style-name="P2">constant factors matter</text:p>
            </text:list-item>
            <text:list-item>
              <text:p text:style-name="P2">optimize at multiple levels: algorithms, data representation, procedures and loops</text:p>
            </text:list-item>
            <text:list-item>
              <text:p text:style-name="P2">must understand system in order to optimize</text:p>
            </text:list-item>
          </text:list>
        </text:list-item>
        <text:list-item>
          <text:p text:style-name="P3">Great Reality #5</text:p>
          <text:list>
            <text:list-item>
              <text:p text:style-name="P3">computers do more than execute programs</text:p>
              <text:list>
                <text:list-item>
                  <text:p text:style-name="P3">they need to get data in and out</text:p>
                </text:list-item>
                <text:list-item>
                  <text:p text:style-name="P3">communicate with each other over networks</text:p>
                </text:list-item>
              </text:list>
            </text:list-item>
          </text:list>
        </text:list-item>
        <text:list-item>
          <text:p text:style-name="P3">Data Representation in Memory</text:p>
          <text:list>
            <text:list-item>
              <text:p text:style-name="P3">Memory organization</text:p>
              <text:list>
                <text:list-item>
                  <text:p text:style-name="P3">Byte oriented Memory Organization</text:p>
                  <text:list>
                    <text:list-item>
                      <text:p text:style-name="P3">Modern processors: Byte-addressable memory</text:p>
                      <text:list>
                        <text:list-item>
                          <text:p text:style-name="P3">Conceptually a very large array</text:p>
                        </text:list-item>
                        <text:list-item>
                          <text:p text:style-name="P3"><text:soft-page-break/>each byte a unique address</text:p>
                        </text:list-item>
                        <text:list-item>
                          <text:p text:style-name="P3">processor address space determines address range</text:p>
                          <text:list>
                            <text:list-item>
                              <text:p text:style-name="P3">32bit address space</text:p>
                            </text:list-item>
                            <text:list-item>
                              <text:p text:style-name="P3">64bit address space</text:p>
                            </text:list-item>
                          </text:list>
                        </text:list-item>
                        <text:list-item>
                          <text:p text:style-name="P3">Address space size is not the same as processor size!</text:p>
                        </text:list-item>
                      </text:list>
                    </text:list-item>
                    <text:list-item>
                      <text:p text:style-name="P3">1 b<text:span text:style-name="T1">ytes</text:span> = 8b<text:span text:style-name="T1">i</text:span>ts</text:p>
                    </text:list-item>
                    <text:list-item>
                      <text:p text:style-name="P4">Given N bits can represent 2^N values</text:p>
                    </text:list-item>
                    <text:list-item>
                      <text:p text:style-name="P4">2^8=256 represents (0-255)</text:p>
                    </text:list-item>
                    <text:list-item>
                      <text:p text:style-name="P4">fewer floating point integers than compared to ints</text:p>
                    </text:list-item>
                    <text:list-item>
                      <text:p text:style-name="P4">1 byte= 8 bits</text:p>
                      <text:list>
                        <text:list-item>
                          <text:p text:style-name="P4">binary 00000000 to 11111111</text:p>
                        </text:list-item>
                      </text:list>
                    </text:list-item>
                    <text:list-item>
                      <text:p text:style-name="P4">A byte value can be interpreted in different ways</text:p>
                      <text:list>
                        <text:list-item>
                          <text:p text:style-name="P4">like with ascii and other commands</text:p>
                        </text:list-item>
                      </text:list>
                    </text:list-item>
                    <text:list-item>
                      <text:p text:style-name="P4">Number systems that can describe binary representation</text:p>
                      <text:list>
                        <text:list-item>
                          <text:p text:style-name="P4">octal</text:p>
                        </text:list-item>
                        <text:list-item>
                          <text:p text:style-name="P4">hexadecimal</text:p>
                        </text:list-item>
                        <text:list-item>
                          <text:p text:style-name="P4">base eight</text:p>
                        </text:list-item>
                        <text:list-item>
                          <text:p text:style-name="P4">base sixteen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Lohit Devanagari1" svg:font-family="'Lohit Devanagari'"/>
    <style:font-face style:name="Sans Serif" svg:font-family="'Sans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3:11:31.139604813</meta:creation-date>
    <dc:date>2017-01-20T13:58:48.988995214</dc:date>
    <meta:editing-duration>PT3M6S</meta:editing-duration>
    <meta:editing-cycles>1</meta:editing-cycles>
    <meta:document-statistic meta:table-count="0" meta:image-count="0" meta:object-count="0" meta:page-count="2" meta:paragraph-count="62" meta:word-count="365" meta:character-count="2040" meta:non-whitespace-character-count="1798"/>
    <meta:generator>LibreOffice/5.2.3.3$Linux_X86_64 LibreOffice_project/20$Build-3</meta:generator>
  </office:meta>
</office:document-meta>
</file>